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203cm" draw:fill="none" draw:textarea-vertical-align="middle"/>
    </style:style>
    <style:style style:name="P1" style:family="paragraph">
      <style:paragraph-properties fo:text-align="center"/>
      <style:text-properties fo:font-size="18pt" fo:font-style="italic" fo:font-weight="bold" style:font-size-asian="18pt" style:font-size-complex="18pt"/>
    </style:style>
    <style:style style:name="P2" style:family="paragraph">
      <style:paragraph-properties fo:text-align="center"/>
      <style:text-properties fo:font-family="'Droid Serif'" style:font-family-generic="swiss" style:font-pitch="variable" fo:font-size="18pt" fo:font-style="italic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Droid Serif'" style:font-family-generic="swiss" style:font-pitch="variable"/>
    </style:style>
    <style:style style:name="T1" style:family="text">
      <style:text-properties fo:font-family="'Droid Serif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2cm" svg:y="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cm" svg:y="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cm" svg:y="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cm" svg:y="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cm" svg:y="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cm" svg:y="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cm" svg:y="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cm" svg:y="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cm" svg:y="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cm" svg:y="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2cm" svg:y="1cm"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3cm" svg:y="1cm"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4cm" svg:y="1cm">
          <text:p text:style-name="P3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5cm" svg:y="1cm">
          <text:p text:style-name="P3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6cm" svg:y="1cm">
          <text:p text:style-name="P3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7cm" svg:y="1cm">
          <text:p text:style-name="P3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8cm" svg:y="1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9cm" svg:y="1cm">
          <text:p text:style-name="P3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2cm" svg:y="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3cm" svg:y="2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4cm" svg:y="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5cm" svg:y="2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6cm" svg:y="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7cm" svg:y="2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8cm" svg:y="2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9cm" svg:y="2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5cm" svg:y1="3.5cm" svg:x2="12.5cm" svg:y2="3cm">
          <text:p/>
        </draw:line>
        <draw:custom-shape draw:style-name="gr1" draw:text-style-name="P4" draw:layer="layout" svg:width="1cm" svg:height="1cm" svg:x="2cm" svg:y="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3cm" svg:y="4cm"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4cm" svg:y="4cm">
          <text:p text:style-name="P3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5cm" svg:y="4cm">
          <text:p text:style-name="P3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6cm" svg:y="4cm">
          <text:p text:style-name="P3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7cm" svg:y="4cm">
          <text:p text:style-name="P3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8cm" svg:y="4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9cm" svg:y="4cm">
          <text:p text:style-name="P3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2cm" svg:y="5cm"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3cm" svg:y="5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4cm" svg:y="5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5cm" svg:y="5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6cm" svg:y="5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7cm" svg:y="5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8cm" svg:y="5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9cm" svg:y="5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cm" svg:y1="6.5cm" svg:x2="3.5cm" svg:y2="6cm">
          <text:p/>
        </draw:line>
        <draw:custom-shape draw:style-name="gr1" draw:text-style-name="P4" draw:layer="layout" svg:width="1cm" svg:height="1cm" svg:x="12cm" svg:y="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3cm" svg:y="4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4cm" svg:y="4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5cm" svg:y="4cm">
          <text:p text:style-name="P3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6cm" svg:y="4cm">
          <text:p text:style-name="P3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7cm" svg:y="4cm">
          <text:p text:style-name="P3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8cm" svg:y="4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9cm" svg:y="4cm">
          <text:p text:style-name="P3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2cm" svg:y="5cm"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3cm" svg:y="5cm"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4cm" svg:y="5cm">
          <text:p text:style-name="P3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5cm" svg:y="5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6cm" svg:y="5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7cm" svg:y="5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8cm" svg:y="5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9cm" svg:y="5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5cm" svg:y1="6.5cm" svg:x2="15.5cm" svg:y2="6cm">
          <text:p/>
        </draw:line>
        <draw:custom-shape draw:style-name="gr1" draw:text-style-name="P4" draw:layer="layout" svg:width="1cm" svg:height="1cm" svg:x="2cm" svg:y="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3cm" svg:y="7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4cm" svg:y="7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5cm" svg:y="7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6cm" svg:y="7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7cm" svg:y="7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8cm" svg:y="7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9cm" svg:y="7cm">
          <text:p text:style-name="P3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2cm" svg:y="8cm"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3cm" svg:y="8cm"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4cm" svg:y="8cm">
          <text:p text:style-name="P3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5cm" svg:y="8cm">
          <text:p text:style-name="P3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6cm" svg:y="8cm">
          <text:p text:style-name="P3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7cm" svg:y="8cm">
          <text:p text:style-name="P3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8cm" svg:y="8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9cm" svg:y="8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4cm" svg:y1="9.5cm" svg:x2="8.4cm" svg:y2="9cm">
          <text:p/>
        </draw:line>
        <draw:custom-shape draw:style-name="gr1" draw:text-style-name="P4" draw:layer="layout" svg:width="1cm" svg:height="1cm" svg:x="12cm" svg:y="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3cm" svg:y="7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4cm" svg:y="7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5cm" svg:y="7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6cm" svg:y="7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7cm" svg:y="7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8cm" svg:y="7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9cm" svg:y="7cm">
          <text:p text:style-name="P3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2cm" svg:y="8cm"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3cm" svg:y="8cm"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4cm" svg:y="8cm">
          <text:p text:style-name="P3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5cm" svg:y="8cm">
          <text:p text:style-name="P3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6cm" svg:y="8cm">
          <text:p text:style-name="P3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7cm" svg:y="8cm">
          <text:p text:style-name="P3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8cm" svg:y="8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19cm" svg:y="8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9.5cm" svg:y1="9.5cm" svg:x2="19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z Wilhelmstötter</meta:initial-creator>
    <meta:creation-date>2012-01-20T20:54:49</meta:creation-date>
    <meta:generator>LibreOffice/3.6$Linux_X86_64 LibreOffice_project/360m1$Build-2</meta:generator>
    <dc:date>2013-02-22T22:16:28</dc:date>
    <meta:editing-duration>PT1H39M43S</meta:editing-duration>
    <meta:editing-cycles>26</meta:editing-cycles>
    <meta:document-statistic meta:object-count="101"/>
  </office:meta>
</office:document-meta>
</file>